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51cm"/>
    </style:style>
    <style:style style:name="co2" style:family="table-column">
      <style:table-column-properties fo:break-before="auto" style:column-width="5.779cm"/>
    </style:style>
    <style:style style:name="co3" style:family="table-column">
      <style:table-column-properties fo:break-before="auto" style:column-width="19.833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11.465cm"/>
    </style:style>
    <style:style style:name="co6" style:family="table-column">
      <style:table-column-properties fo:break-before="auto" style:column-width="13.402cm"/>
    </style:style>
    <style:style style:name="co7" style:family="table-column">
      <style:table-column-properties fo:break-before="auto" style:column-width="12.21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713cm"/>
    </style:style>
    <style:style style:name="co10" style:family="table-column">
      <style:table-column-properties fo:break-before="auto" style:column-width="9.081cm"/>
    </style:style>
    <style:style style:name="co11" style:family="table-column">
      <style:table-column-properties fo:break-before="auto" style:column-width="11.24cm"/>
    </style:style>
    <style:style style:name="co12" style:family="table-column">
      <style:table-column-properties fo:break-before="auto" style:column-width="9.017cm"/>
    </style:style>
    <style:style style:name="co13" style:family="table-column">
      <style:table-column-properties fo:break-before="auto" style:column-width="12.998cm"/>
    </style:style>
    <style:style style:name="co14" style:family="table-column">
      <style:table-column-properties fo:break-before="auto" style:column-width="6.782cm"/>
    </style:style>
    <style:style style:name="co15" style:family="table-column">
      <style:table-column-properties fo:break-before="auto" style:column-width="9.0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 tableooo:tab-color="#0099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 tableooo:tab-color="#ff0000"/>
    </style:style>
    <style:style style:name="ce1" style:family="table-cell" style:parent-style-name="Default" style:data-style-name="N0">
      <style:table-cell-properties fo:border-bottom="0.002cm solid #000000" fo:background-color="#b2b2b2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empl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4" office:value-type="string">
            <text:p>Paramètres</text:p>
          </table:table-cell>
          <table:table-cell table:number-columns-repeated="1021"/>
        </table:table-row>
        <table:table-row table:style-name="ro2">
          <table:table-cell office:value-type="string">
            <text:p>Affiche les dernières recettes sous forme de cards et options de recherche et filtrage</text:p>
          </table:table-cell>
          <table:table-cell office:value-type="string">
            <text:p>accueil,php</text:p>
          </table:table-cell>
          <table:table-cell table:style-name="ce5" office:value-type="string">
            <text:p>$estConnecte, $recettes, $farines</text:p>
          </table:table-cell>
          <table:table-cell table:number-columns-repeated="1021"/>
        </table:table-row>
        <table:table-row table:style-name="ro2">
          <table:table-cell office:value-type="string">
            <text:p>Permet à un utilisateur d’entrer son pseudo ou son email et son mot de passe pour se connecter</text:p>
          </table:table-cell>
          <table:table-cell office:value-type="string">
            <text:p>formConnexion,php</text:p>
          </table:table-cell>
          <table:table-cell office:value-type="string">
            <text:p>neant</text:p>
          </table:table-cell>
          <table:table-cell table:number-columns-repeated="1021"/>
        </table:table-row>
        <table:table-row table:style-name="ro2">
          <table:table-cell office:value-type="string">
            <text:p>Affiche le formulaire d'inscription avec gestion des erreurs et intégration de reCAPTCHA v3</text:p>
          </table:table-cell>
          <table:table-cell office:value-type="string">
            <text:p>formInscription,php</text:p>
          </table:table-cell>
          <table:table-cell office:value-type="string">
            <text:p>$pseudo, $email</text:p>
          </table:table-cell>
          <table:table-cell table:number-columns-repeated="1021"/>
        </table:table-row>
        <table:table-row table:style-name="ro2">
          <table:table-cell office:value-type="string">
            <text:p>Montrer les détails d'une recette, ses ingrédients, les étapes, les votes et les commentaires</text:p>
          </table:table-cell>
          <table:table-cell office:value-type="string">
            <text:p>recette,php</text:p>
          </table:table-cell>
          <table:table-cell office:value-type="string">
            <text:p>$recette, $auteur, $ingredients, $farinesDesc, $userVote ,$likes, $dislikes, $commentaires, $estConnecte, $utilisateur</text:p>
          </table:table-cell>
          <table:table-cell table:number-columns-repeated="1021"/>
        </table:table-row>
        <table:table-row table:style-name="ro2">
          <table:table-cell office:value-type="string">
            <text:p>Permet à l'utilisateur connecté de modifier ses informations (pseudo, email, mot de passe)</text:p>
          </table:table-cell>
          <table:table-cell office:value-type="string">
            <text:p>formCompte,php</text:p>
          </table:table-cell>
          <table:table-cell office:value-type="string">
            <text:p>$utilisateur</text:p>
          </table:table-cell>
          <table:table-cell table:number-columns-repeated="1021"/>
        </table:table-row>
        <table:table-row table:style-name="ro2">
          <table:table-cell office:value-type="string">
            <text:p>Lister les recettes que l'utilisateur a créées</text:p>
          </table:table-cell>
          <table:table-cell office:value-type="string">
            <text:p>listeRecetteUtilisateur,php</text:p>
          </table:table-cell>
          <table:table-cell office:value-type="string">
            <text:p>$recette,</text:p>
          </table:table-cell>
          <table:table-cell table:number-columns-repeated="1021"/>
        </table:table-row>
        <table:table-row table:style-name="ro2">
          <table:table-cell office:value-type="string">
            <text:p>afficher un formulaire permettant à l'utilisateur de créer une recette</text:p>
          </table:table-cell>
          <table:table-cell office:value-type="string">
            <text:p>fromCreaRecette,php</text:p>
          </table:table-cell>
          <table:table-cell office:value-type="string">
            <text:p>$listeFarines</text:p>
          </table:table-cell>
          <table:table-cell table:number-columns-repeated="1021"/>
        </table:table-row>
        <table:table-row table:style-name="ro2">
          <table:table-cell office:value-type="string">
            <text:p>Afficher un formulaire permettant à l'utilisateur de modifier une recette existante</text:p>
          </table:table-cell>
          <table:table-cell office:value-type="string">
            <text:p>formModifRecette,php</text:p>
          </table:table-cell>
          <table:table-cell office:value-type="string">
            <text:p>$recette, $farines, $ingredients, $farinesDesc</text:p>
          </table:table-cell>
          <table:table-cell table:number-columns-repeated="1021"/>
        </table:table-row>
        <table:table-row table:style-name="ro2">
          <table:table-cell office:value-type="string">
            <text:p>Montrer les détails complets de la recette, avec option modification si l'utilisateur est l'auteur</text:p>
          </table:table-cell>
          <table:table-cell office:value-type="string">
            <text:p>recetteUtilisateur,php</text:p>
          </table:table-cell>
          <table:table-cell office:value-type="string">
            <text:p>$recette, $auteur, $difficulteTexte, $ingredients, $farinesDesc, $utilisateur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gments" table:style-name="ta2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4" office:value-type="string">
            <text:p>Paramètres</text:p>
          </table:table-cell>
        </table:table-row>
        <table:table-row table:style-name="ro2">
          <table:table-cell table:style-name="ce5" office:value-type="string">
            <text:p>Affiche le nom du site et les liens principaux </text:p>
          </table:table-cell>
          <table:table-cell office:value-type="string">
            <text:p>headerConnecter,php</text:p>
          </table:table-cell>
          <table:table-cell table:style-name="ce5" office:value-type="string">
            <text:p>$pageActive (ex : "accueil", "compte", "recettes") </text:p>
          </table:table-cell>
        </table:table-row>
        <table:table-row table:style-name="ro3">
          <table:table-cell table:style-name="ce5" office:value-type="string">
            <text:p>Affiche un en-tête avec le nom du jeu et des boutons pour naviguer vers l'accueil, la connexion ou l'inscription </text:p>
          </table:table-cell>
          <table:table-cell office:value-type="string">
            <text:p>headerNonConnecter,php</text:p>
          </table:table-cell>
          <table:table-cell office:value-type="string">
            <text:p>néant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</table:table>
      <table:table table:name="Contrôleurs" table:style-name="ta3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Paramètres</text:p>
          </table:table-cell>
          <table:table-cell table:style-name="ce4" office:value-type="string">
            <text:p>commentaire</text:p>
          </table:table-cell>
          <table:table-cell table:number-columns-repeated="1020"/>
        </table:table-row>
        <table:table-row table:style-name="ro2">
          <table:table-cell office:value-type="string">
            <text:p>Afficher la page d'accueil</text:p>
          </table:table-cell>
          <table:table-cell office:value-type="string">
            <text:p>index,php</text:p>
          </table:table-cell>
          <table:table-cell table:style-name="ce5" office:value-type="string">
            <text:p>néant</text:p>
          </table:table-cell>
          <table:table-cell table:style-name="ce6"/>
          <table:table-cell table:number-columns-repeated="1020"/>
        </table:table-row>
        <table:table-row table:style-name="ro2">
          <table:table-cell office:value-type="string">
            <text:p>Affiche le formulaire de connexion ou redirige l'utilisateur connecté vers la page d'accueil</text:p>
          </table:table-cell>
          <table:table-cell office:value-type="string">
            <text:p>connexion,ph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Traiter les données du formulaire de connexion, vérifier les identifiants, connecter l’utilisateur</text:p>
          </table:table-cell>
          <table:table-cell office:value-type="string">
            <text:p>validConnexion,php</text:p>
          </table:table-cell>
          <table:table-cell office:value-type="string">
            <text:p>$email ou $pseudo, $mot_de_passe</text:p>
          </table:table-cell>
          <table:table-cell table:number-columns-repeated="1021"/>
        </table:table-row>
        <table:table-row table:style-name="ro2">
          <table:table-cell office:value-type="string">
            <text:p>Prépare l'affichage du formulaire d'inscription</text:p>
          </table:table-cell>
          <table:table-cell office:value-type="string">
            <text:p>inscription,ph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Traiter le formulaire d’inscription, valider les données, créer un utilisateur et le connecter automatiquement</text:p>
          </table:table-cell>
          <table:table-cell office:value-type="string">
            <text:p>validerInscription,php</text:p>
          </table:table-cell>
          <table:table-cell office:value-type="string">
            <text:p>$email, $pseudo, $mot_de_passe, $captcha</text:p>
          </table:table-cell>
          <table:table-cell table:number-columns-repeated="1021"/>
        </table:table-row>
        <table:table-row table:style-name="ro2">
          <table:table-cell office:value-type="string">
            <text:p>Mettre fin à la session de l'utilisateur (déconnexion) et afficher le formulaire de connexion</text:p>
          </table:table-cell>
          <table:table-cell office:value-type="string">
            <text:p>deconnexion,php</text:p>
          </table:table-cell>
          <table:table-cell table:style-name="ce5"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Affiche une recette complète avec ingrédients, commentaires et votes</text:p>
          </table:table-cell>
          <table:table-cell office:value-type="string">
            <text:p>afficherRecette,php</text:p>
          </table:table-cell>
          <table:table-cell office:value-type="string">
            <text:p>$id</text:p>
          </table:table-cell>
          <table:table-cell table:number-columns-repeated="1021"/>
        </table:table-row>
        <table:table-row table:style-name="ro2">
          <table:table-cell office:value-type="string">
            <text:p>Affiche le formulaire pour modifier le profil utilisateur</text:p>
          </table:table-cell>
          <table:table-cell office:value-type="string">
            <text:p>modifierCompte,php</text:p>
          </table:table-cell>
          <table:table-cell office:value-type="string">
            <text:p>pseudo, email, mot de passe</text:p>
          </table:table-cell>
          <table:table-cell table:number-columns-repeated="1021"/>
        </table:table-row>
        <table:table-row table:style-name="ro2">
          <table:table-cell office:value-type="string">
            <text:p>enregistre les modifications du profil utilisateur</text:p>
          </table:table-cell>
          <table:table-cell office:value-type="string">
            <text:p>validerModifCompte,php</text:p>
          </table:table-cell>
          <table:table-cell office:value-type="string">
            <text:p>pseudo, email, mot_de_passe</text:p>
          </table:table-cell>
          <table:table-cell table:number-columns-repeated="1021"/>
        </table:table-row>
        <table:table-row table:style-name="ro2">
          <table:table-cell office:value-type="string">
            <text:p>Afficher toutes les recettes créées par l'utilisateur connecté</text:p>
          </table:table-cell>
          <table:table-cell office:value-type="string">
            <text:p>afficherListeRecetteUtilisateur,ph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afficher le formulaire de création de recette</text:p>
          </table:table-cell>
          <table:table-cell office:value-type="string">
            <text:p>creerRecette,ph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2">
          <table:table-cell office:value-type="string">
            <text:p>Enregistre une nouvelle recette postée par un utilisateur connecté</text:p>
          </table:table-cell>
          <table:table-cell office:value-type="string">
            <text:p>enregistreRecette,php</text:p>
          </table:table-cell>
          <table:table-cell office:value-type="string">
            <text:p>titre, description, farines, ingrédients, difficulté, durée</text:p>
          </table:table-cell>
          <table:table-cell table:number-columns-repeated="1021"/>
        </table:table-row>
        <table:table-row table:style-name="ro2">
          <table:table-cell office:value-type="string">
            <text:p>Affiche une recette complète avec ingrédients et informations utilisateur</text:p>
          </table:table-cell>
          <table:table-cell office:value-type="string">
            <text:p>afficherRecetteUtilisateur,php</text:p>
          </table:table-cell>
          <table:table-cell office:value-type="string">
            <text:p>$id</text:p>
          </table:table-cell>
          <table:table-cell table:number-columns-repeated="1021"/>
        </table:table-row>
        <table:table-row table:style-name="ro2">
          <table:table-cell office:value-type="string">
            <text:p>Afficher le formulaire de modification d'une recette existante</text:p>
          </table:table-cell>
          <table:table-cell office:value-type="string">
            <text:p>ModifierRecette,php</text:p>
          </table:table-cell>
          <table:table-cell office:value-type="string">
            <text:p>$id</text:p>
          </table:table-cell>
          <table:table-cell table:number-columns-repeated="1021"/>
        </table:table-row>
        <table:table-row table:style-name="ro2">
          <table:table-cell office:value-type="string">
            <text:p>Gérer la modification d'une recette existante par son auteur</text:p>
          </table:table-cell>
          <table:table-cell office:value-type="string">
            <text:p>enregisreModification,php</text:p>
          </table:table-cell>
          <table:table-cell office:value-type="string">
            <text:p>id, titre, description_detaillee, duree_preparation, difficulte, farine, quantite_farine, ingredient_nom, ingredient_quantite</text:p>
          </table:table-cell>
          <table:table-cell table:number-columns-repeated="1021"/>
        </table:table-row>
        <table:table-row table:style-name="ro2">
          <table:table-cell office:value-type="string">
            <text:p>Recherche des recettes via AJAX</text:p>
          </table:table-cell>
          <table:table-cell office:value-type="string">
            <text:p>chercherAjax,php</text:p>
          </table:table-cell>
          <table:table-cell office:value-type="string">
            <text:p>$recherche, $farine</text:p>
          </table:table-cell>
          <table:table-cell table:number-columns-repeated="1021"/>
        </table:table-row>
        <table:table-row table:style-name="ro2">
          <table:table-cell office:value-type="string">
            <text:p>Gérer l'ajout et la modification des commentaires via AJAX</text:p>
          </table:table-cell>
          <table:table-cell office:value-type="string">
            <text:p>commentaireAjax,php</text:p>
          </table:table-cell>
          <table:table-cell office:value-type="string">
            <text:p>action (ajouter/modifier), contenu, recette_id ou id selon action</text:p>
          </table:table-cell>
          <table:table-cell table:number-columns-repeated="1021"/>
        </table:table-row>
        <table:table-row table:style-name="ro2">
          <table:table-cell office:value-type="string">
            <text:p>Gérer les votes (like/dislike) sur une recette et renvoyer le résultat en JSON</text:p>
          </table:table-cell>
          <table:table-cell office:value-type="string">
            <text:p>voteAjax,php</text:p>
          </table:table-cell>
          <table:table-cell office:value-type="string">
            <text:p>$recette_id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ynchroniser les données de farines depuis l'API vers la base de données </text:p>
          </table:table-cell>
          <table:table-cell office:value-type="string">
            <text:p>majFarine,php</text:p>
          </table:table-cell>
          <table:table-cell office:value-type="string">
            <text:p>néant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eur js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>
            <text:p>Rôle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Paramètres</text:p>
          </table:table-cell>
        </table:table-row>
        <table:table-row table:style-name="ro2">
          <table:table-cell office:value-type="string">
            <text:p>Gérer la description d'une farine sélectionnée</text:p>
          </table:table-cell>
          <table:table-cell office:value-type="string">
            <text:p>updateDescription, js</text:p>
          </table:table-cell>
          <table:table-cell office:value-type="string">
            <text:p>select</text:p>
          </table:table-cell>
        </table:table-row>
        <table:table-row table:style-name="ro2">
          <table:table-cell office:value-type="string">
            <text:p>Ajouter une farine dynamiquement <text:s/></text:p>
          </table:table-cell>
          <table:table-cell office:value-type="string">
            <text:p>ajouterFarineBtn, js </text:p>
          </table:table-cell>
          <table:table-cell office:value-type="string">
            <text:p>containerFarines</text:p>
          </table:table-cell>
        </table:table-row>
        <table:table-row table:style-name="ro2">
          <table:table-cell office:value-type="string">
            <text:p>Ajouter un ingrédient dynamiquement</text:p>
          </table:table-cell>
          <table:table-cell office:value-type="string">
            <text:p>ajouterIngredientBtn, js</text:p>
          </table:table-cell>
          <table:table-cell office:value-type="string">
            <text:p>containerIngredients</text:p>
          </table:table-cell>
        </table:table-row>
        <table:table-row table:style-name="ro2">
          <table:table-cell office:value-type="string">
            <text:p>Supprimer une farine ou un ingrédient</text:p>
          </table:table-cell>
          <table:table-cell office:value-type="string">
            <text:p>bodyClick, js</text:p>
          </table:table-cell>
          <table:table-cell office:value-type="string">
            <text:p>e (événement click)</text:p>
          </table:table-cell>
        </table:table-row>
        <table:table-row table:style-name="ro2">
          <table:table-cell office:value-type="string">
            <text:p>Ajouter un commentaire via AJAX <text:s/></text:p>
          </table:table-cell>
          <table:table-cell office:value-type="string">
            <text:p>boutonAjouter, js</text:p>
          </table:table-cell>
          <table:table-cell office:value-type="string">
            <text:p>recette_id, contenu</text:p>
          </table:table-cell>
        </table:table-row>
        <table:table-row table:style-name="ro2">
          <table:table-cell office:value-type="string">
            <text:p>Modifier un commentaire via AJAX </text:p>
          </table:table-cell>
          <table:table-cell office:value-type="string">
            <text:p>activerModificationCommentaire, js</text:p>
          </table:table-cell>
          <table:table-cell office:value-type="string">
            <text:p>id, contenu</text:p>
          </table:table-cell>
        </table:table-row>
        <table:table-row table:style-name="ro2">
          <table:table-cell office:value-type="string">
            <text:p>Envoyer un vote (like/dislike) </text:p>
          </table:table-cell>
          <table:table-cell office:value-type="string">
            <text:p>envoyerVote, js</text:p>
          </table:table-cell>
          <table:table-cell office:value-type="string">
            <text:p>recette_id, valeur</text:p>
          </table:table-cell>
        </table:table-row>
        <table:table-row table:style-name="ro2">
          <table:table-cell office:value-type="string">
            <text:p>Mettre à jour les boutons de vote</text:p>
          </table:table-cell>
          <table:table-cell office:value-type="string">
            <text:p>updateVoteButtons, js</text:p>
          </table:table-cell>
          <table:table-cell office:value-type="string">
            <text:p>vote</text:p>
          </table:table-cell>
        </table:table-row>
        <table:table-row table:style-name="ro2">
          <table:table-cell office:value-type="string">
            <text:p>Filtrer les recettes en temps réel</text:p>
          </table:table-cell>
          <table:table-cell office:value-type="string">
            <text:p>chargerRecettes, js</text:p>
          </table:table-cell>
          <table:table-cell office:value-type="string">
            <text:p>recherche, farine</text:p>
          </table:table-cell>
        </table:table-row>
        <table:table-row table:style-name="ro2">
          <table:table-cell office:value-type="string">
            <text:p>Déclencher la recherche (événements)</text:p>
          </table:table-cell>
          <table:table-cell office:value-type="string">
            <text:p>champRecherche, js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7">07/09/2025</text:date>, <text:time>22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chris</meta:initial-creator>
    <dc:creator>chris </dc:creator>
    <meta:creation-date>2025-04-16T14:22:21Z</meta:creation-date>
    <dc:date>2025-09-07T22:15:35.54</dc:date>
    <meta:editing-cycles>9</meta:editing-cycles>
    <meta:editing-duration>P1DT4H1M16S</meta:editing-duration>
    <meta:document-statistic meta:table-count="4" meta:cell-count="132" meta:object-count="0"/>
  </office:meta>
</office:document-meta>
</file>